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oto Sans" fo:font-weight="bold" officeooo:rsid="0007f363" officeooo:paragraph-rsid="0007f363" style:font-weight-asian="bold" style:font-weight-complex="bold"/>
    </style:style>
    <style:style style:name="P2" style:family="paragraph" style:parent-style-name="Standard">
      <style:text-properties style:font-name="Noto Sans" fo:font-weight="bold" officeooo:rsid="00080bd6" officeooo:paragraph-rsid="00080bd6" style:font-weight-asian="bold" style:font-weight-complex="bold"/>
    </style:style>
    <style:style style:name="P3" style:family="paragraph" style:parent-style-name="Standard">
      <style:text-properties style:font-name="Noto Sans" fo:font-weight="bold" officeooo:rsid="00098d02" officeooo:paragraph-rsid="00098d0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bd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olute Flow Rate: <text:span text:style-name="T1">Gibt an, wie viele Autos in einem Zyklus eine Kante wechseln</text:span></text:p>
      <text:p text:style-name="P1">durchschnittliche Flow Rate: <text:span text:style-name="T1">Gibt die durchschnittliche Wahrscheinlichkeit an, dass ein spezifisches Auto in diesem Zyklus eine Kante wechselt (=absolute Flow rate/ Anzahl Autos)</text:span></text:p>
      <text:p text:style-name="P1">duchschnittliche Zeit pro befahrene Kante: <text:span text:style-name="T1">Gibt an, wie lange ein auto braucht, um eine Kante zu überqueren (ist ungefähr (nicht genau) antiproportional zur durchschnittlichen Flow Rate).</text:span></text:p>
      <text:p text:style-name="P1"><text:span text:style-name="T1">Hierbei werden auch Kanten in Betracht gezogen, auf der das Auto noch gar nicht fährt.</text:span></text:p>
      <text:p text:style-name="P1">Duchschnittliche benötigte Gesamtzeit pro Auto: <text:span text:style-name="T1">Dies ist wohl der wichtigste Wert. Er gibt die durchschnittliche Gesamtfahrzeit der Autos an, die ja im Endeffekt minimiert werden soll. Auch hier werden die Kanten, die ein Auto erst noch in Zukunft befahren wird, miteinbezogen.</text:span></text:p>
      <text:p text:style-name="P2"><text:span text:style-name="T1">Dieser Wert wird später wohl eng mit dem Reward für die KI zusammenhängen, da die KI diesen Wert minimieren soll. Hierbei muss aber eine große Anzahl an Autos in Betracht gezogen werden, da sonst größere Abweichungen entstehen und die KI dadurch negativ beeinflusst werden würde.</text:span></text:p>
      <text:p text:style-name="P3">Anzahl der Autos: <text:span text:style-name="T1">Auch dieser Wert ist wichtig. Er gibt einfach an wie viele Autos sich gerade auf der Straße befinden. Vermutlich wird auch dieser Wert Einfluss auf den Reward haben, da die durchschnittliche benötigte Gesamtzeit pro Auto hiermit zusammenhängt. Wenn es mehr Autos gibt, brauchen alle mehr Zeit. Dies muss beim Reward im Betracht gezogen werden, da sonst nicht die gute Verteilung durch die KI bewertet wird, sondern eher die zufällige Anzahl der Autos im Netzwerk.</text:span></text:p>
      <text:p text:style-name="P1"><text:span text:style-name="T1"/></text:p>
      <text:p text:style-name="P1"><text:span text:style-name="T1">Die Werte sollen An</text:span><text:span text:style-name="T2">alysen im Netzwerk vereinfa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oto Serif" svg:font-family="'Noto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erif" fo:font-size="12pt" fo:language="en" fo:country="US" style:letter-kerning="true" style:font-name-asian="Noto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erif" fo:font-size="12pt" fo:language="en" fo:country="US" style:letter-kerning="true" style:font-name-asian="Noto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9:16:53.962682822</meta:creation-date>
    <meta:generator>LibreOffice/6.1.6.3$Linux_X86_64 LibreOffice_project/10$Build-3</meta:generator>
    <dc:date>2019-08-07T19:35:59.580621027</dc:date>
    <meta:editing-duration>PT7M6S</meta:editing-duration>
    <meta:editing-cycles>2</meta:editing-cycles>
    <meta:document-statistic meta:table-count="0" meta:image-count="0" meta:object-count="0" meta:page-count="1" meta:paragraph-count="8" meta:word-count="248" meta:character-count="1619" meta:non-whitespace-character-count="1379"/>
  </office:meta>
</office:document-meta>
</file>